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actory.getPDFGoTo( String pdfPageRef , Point2D 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Factory.makeFunction( int theFunctionType , List theDomain , List theRange , List theSize , int theBitsPerSample , int theOrder , List theEncode , List theDecode , StringBuffer theFunctionDataStream , List the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DFFactory.getGoToPDFAction( String file , String dest , int page , boolean newWindo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DFFactory.makeFunction( int theFunctionType , List theDomain , List theRange , List theCZero , List theCOne , double theInterpolationExponent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Factory.makeEncoding( String encodin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actory.makeICCBasedColorSpace( PDFResourceContext res , String explicitName , PDFICCStream icc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Factory.makeOutputI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actory.makePattern( PDFResourceContext res , int thePatternType , PDFResources theResources , int thePaintType , int theTilingType , List theBBox , double theXStep , double theYStep , List theMatrix , List theXUID , StringBuffer thePatternData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DFFactory.makeLink( Rectangle2D rect , String destination , int linkType , float y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DFFactory.getCustomFont( FontDescriptor des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DFFactory.getSubsetWidths( CIDFont cidFo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Factory.makeInfo( String pr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Factory.makePage( PDFResources resources , int pageWidth , int pageHeight , int pag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Factory.makePDFICC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actory.makeAnno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actory.makeOutline( PDFOutline parent , String label , PDFAction pdfAction , boolean showSub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actory.makeName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actory.mak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Factory.make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Factory.makePage( PDFResources resources , int pageWidth , int page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actory.makeShading( PDFResourceContext res , int theShadingType , PDFDeviceColorSpace theColorSpace , List theBackground , List theBBox , boolean theAntiAlias , int theBitsPerCoordinate , int theBitsPerComponent , List theDecode , int theVerticesPerRow , PDFFunction theFun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DFFactory.makeDestination( String idRef , Object goTo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Factory.makeFunction( int theFunctionType , List theDomain , List theRange , List theFunctions , List theBounds , List theEn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Factory.makeRoot( PDFPages p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Factory.getLaunchAction(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DFFactory.makeLink( Rectangle2D rect , String page , String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Factory.makeFont( String fontname , String basefont , String encoding , FontMetrics metrics , FontDescriptor descripto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PDFFactory.makeOutline( PDFOutline parent , String label , String actionRef , boolean showSub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Factory.makeFontDescriptor( FontDescriptor des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DFFactory.getGoToReference( String pdfPageRef , float y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actory.makeFunction( int theNumber , int theFunctionType , List theDomain , List theRange , StringBuffer theFunctionData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Factory.makePattern( PDFResourceContext res , int thePatternType , PDFShading theShading , List theXUID , StringBuffer theExtGState , List theMatr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Factory.getExternalAction( String target , boolean newWindo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DFFactory.makeMetadata( Metadata meta ,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actory.makeGradient( PDFResourceContext res , boolean radial , PDFDeviceColorSpace theColorspace , List theColors , List theBounds , List theCoords , List theMatr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PDFFactory.makeGState( Map settings , PDFGState cur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Factory.makeArray( int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actory.buildCIDSet( PDFFontDescriptor descriptor , CIDFont cidFo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DFFactory.makePage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Factory.makeFontFile( FontDescriptor desc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PDFFactory.makeShading( PDFResourceContext res , int theShadingType , PDFDeviceColorSpace theColorSpace , List theBackground , List theBBox , boolean theAntiAlias , int theBitsPerCoordinate , int theBitsPerComponent , int theBitsPerFlag , List theDecode , PDFFunction theFun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DFFactory.makeShading( PDFResourceContext res , int theShadingType , PDFDeviceColorSpace theColorSpace , List theBackground , List theBBox , boolean theAntiAlias , List theDomain , List theMatrix , PDFFunction theFun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DFFactory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actory.makeDests( List destination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DFFactory.makeOutline( PDFOutline parent , String label , String destination , float yoffset , boolean showSub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Factory.mak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actory.makeShading( PDFResourceContext res , int theShadingType , PDFDeviceColorSpace theColorSpace , List theBackground , List theBBox , boolean theAntiAlias , List theCoords , List theDomain , PDFFunction theFunction , List theExt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DFFactory.makeStream( String type , boolean ad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Factory.getUniqueDestination( PDFDestination new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Factory.PDFFactory( PDF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actory.createPDFEncoding( SingleByteEncoding encoding , String fontNameH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DFFactory.makeLink( Rectangle2D rect , PDFAction pdf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